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7D8000002135E9961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Arial3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Fett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adornments="Fet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U1-subtitle">
      <style:graphic-properties draw:fill-color="#ffffff" draw:auto-grow-height="true" fo:min-height="12.18cm"/>
    </style:style>
    <style:style style:name="pr2" style:family="presentation" style:parent-style-name="FU1-notes">
      <style:graphic-properties draw:fill-color="#ffffff" draw:auto-grow-height="true" fo:min-height="13.364cm"/>
    </style:style>
    <style:style style:name="pr3" style:family="presentation" style:parent-style-name="FU1-title">
      <style:graphic-properties fo:min-height="1.894cm"/>
    </style:style>
    <style:style style:name="pr4" style:family="presentation" style:parent-style-name="FU1-outline1">
      <style:graphic-properties fo:min-height="15.502cm"/>
    </style:style>
    <style:style style:name="pr5" style:family="presentation" style:parent-style-name="FU1-notes">
      <style:graphic-properties draw:fill-color="#ffffff" fo:min-height="13.364cm"/>
    </style:style>
    <style:style style:name="pr6" style:family="presentation" style:parent-style-name="FU1-outline1" style:list-style-name="L5">
      <style:graphic-properties fo:min-height="14.478cm"/>
    </style:style>
    <style:style style:name="pr7" style:family="presentation" style:parent-style-name="FU1-outline1" style:list-style-name="L5">
      <style:graphic-properties fo:min-height="14.478cm"/>
    </style:style>
    <style:style style:name="pr8" style:family="presentation" style:parent-style-name="FU1-outline1">
      <style:graphic-properties fo:min-height="12.18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71cm"/>
    </style:style>
    <style:style style:name="ro2" style:family="table-row">
      <style:table-row-properties style:row-height="0.945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style:font-name="DejaVu Sans Mono1" fo:font-size="15pt" style:font-size-asian="15pt" style:font-size-complex="15pt"/>
    </style:style>
    <style:style style:name="P3" style:family="paragraph">
      <style:paragraph-properties fo:text-align="center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3" style:family="text">
      <style:text-properties fo:color="#000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ff" fo:font-size="24pt" style:font-size-asian="24pt" style:font-size-complex="24pt"/>
    </style:style>
    <style:style style:name="T6" style:family="text">
      <style:text-properties fo:color="#666666" fo:font-size="21pt" style:font-size-asian="21pt" style:font-size-complex="21pt"/>
    </style:style>
    <style:style style:name="T7" style:family="text">
      <style:text-properties fo:color="#008000" fo:font-size="21pt" style:font-size-asian="21pt" style:font-size-complex="21pt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style:use-window-font-color="true" fo:font-size="21pt" style:font-size-asian="21pt" style:font-size-complex="21pt"/>
    </style:style>
    <style:style style:name="T10" style:family="text">
      <style:text-properties style:use-window-font-color="true" fo:font-size="21pt" fo:font-weight="bold" style:font-size-asian="21pt" style:font-weight-asian="bold" style:font-size-complex="21pt" style:font-weight-complex="bold"/>
    </style:style>
    <style:style style:name="T11" style:family="text">
      <style:text-properties fo:color="#666666"/>
    </style:style>
    <style:style style:name="T12" style:family="text">
      <style:text-properties fo:color="#666666" fo:font-weight="bold" style:font-weight-asian="bold" style:font-weight-complex="bold"/>
    </style:style>
    <style:style style:name="T13" style:family="text">
      <style:text-properties style:font-name="DejaVu Sans Mono1" fo:font-size="15pt" fo:font-weight="bold" style:font-size-asian="15pt" style:font-weight-asian="bold" style:font-size-complex="15pt" style:font-weight-complex="bold"/>
    </style:style>
    <style:style style:name="T14" style:family="text">
      <style:text-properties style:font-name="DejaVu Sans Mono1" fo:font-size="15pt" fo:font-weight="normal" style:font-size-asian="15pt" style:font-weight-asian="normal" style:font-size-complex="15pt" style:font-weight-complex="normal"/>
    </style:style>
    <style:style style:name="T15" style:family="text">
      <style:text-properties style:font-name="DejaVu Sans Mono1" fo:font-size="15pt" style:font-size-asian="15pt" style:font-size-complex="15pt"/>
    </style:style>
    <style:style style:name="T16" style:family="text">
      <style:text-properties fo:color="#000080"/>
    </style:style>
    <style:style style:name="T17" style:family="text">
      <style:text-properties fo:color="#008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90%"/>
      </text:list-level-style-number>
      <text:list-level-style-bullet text:level="2" text:bullet-char="-">
        <style:list-level-properties text:space-before="0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52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U1" presentation:presentation-page-layout-name="AL1T0">
        <office:forms form:automatic-focus="false" form:apply-design-mode="false"/>
        <draw:frame presentation:style-name="pr1" draw:layer="layout" svg:width="26.468cm" svg:height="12.18cm" svg:x="0.71cm" svg:y="5.334cm" presentation:class="subtitle" presentation:user-transformed="true">
          <draw:text-box>
            <text:p><text:span text:style-name="T1">Implementation of CBOR for RIOT</text:span></text:p>
            <text:p><text:span text:style-name="T1"/></text:p>
            <text:p><text:span text:style-name="T2">Report for Milestone 2</text:span><text:span text:style-name="T1"><text:line-break/></text:span><text:span text:style-name="T1"/></text:p>
            <text:p>Project Category:</text:p>
            <text:p><text:span text:style-name="T3">Application</text:span></text:p>
            <text:p><text:span text:style-name="T3"/></text:p>
            <text:p><text:span text:style-name="T3"/></text:p>
            <text:p>Team:</text:p>
            <text:p><text:span text:style-name="T3">Kevin Funk</text:span></text:p>
            <text:p><text:span text:style-name="T3">Jana Cavojsk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>
          <draw:text-box>
            <text:p>CBOR Revisited</text:p>
          </draw:text-box>
        </draw:frame>
        <draw:frame presentation:style-name="pr4" draw:layer="layout" svg:width="26.468cm" svg:height="15.502cm" svg:x="0.77cm" svg:y="5.334cm" presentation:class="outline" presentation:user-transformed="true">
          <draw:text-box>
            <text:list text:style-name="L2">
              <text:list-item>
                <text:p>Brief explanation:</text:p>
              </text:list-item>
            </text:list>
            <text:list text:style-name="L3">
              <text:list-item>
                <text:p><text:span text:style-name="T4">CBOR</text:span> stands for <text:span text:style-name="T4">Concise Binary Object representation</text:span></text:p>
              </text:list-item>
              <text:list-item>
                <text:p>Is an alternative for <text:span text:style-name="T4">JSON </text:span>for constrained devices</text:p>
              </text:list-item>
              <text:list-item>
                <text:p>Using a binary representation</text:p>
                <text:p/>
              </text:list-item>
            </text:list>
            <text:p>Basic idea:</text:p>
            <text:list text:continue-numbering="true" text:style-name="L3">
              <text:list-item>
                <text:p>First three bits describe the type, following 5 bits give additional information. </text:p>
              </text:list-item>
              <text:list-item>
                <text:p>Next byte(s) contain the actual data</text:p>
              </text:list-item>
            </text:list>
            <text:p/>
            <text:p>Examples:</text:p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standard" draw:layer="layout" svg:width="14.098cm" svg:height="3.887cm" svg:x="1.371cm" svg:y="15.4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Value</text:p>
              </table:table-cell>
              <table:table-cell>
                <text:p text:style-name="P1">Encoding (binary)</text:p>
              </table:table-cell>
            </table:table-row>
            <table:table-row table:style-name="ro2" table:default-cell-style-name="ce2">
              <table:table-cell>
                <text:p>0</text:p>
              </table:table-cell>
              <table:table-cell>
                <text:p>0000 0000</text:p>
              </table:table-cell>
            </table:table-row>
            <table:table-row table:style-name="ro2" table:default-cell-style-name="ce2">
              <table:table-cell>
                <text:p>24</text:p>
              </table:table-cell>
              <table:table-cell>
                <text:p>0001 1000 0001 1000</text:p>
              </table:table-cell>
            </table:table-row>
            <table:table-row table:style-name="ro2" table:default-cell-style-name="ce2">
              <table:table-cell>
                <text:p>„a“</text:p>
              </table:table-cell>
              <table:table-cell>
                <text:p>0110 0001 0110 000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CBOR: Implementation status</text:p>
          </draw:text-box>
        </draw:frame>
        <draw:frame presentation:style-name="pr6" draw:layer="layout" svg:width="26.468cm" svg:height="14.478cm" svg:x="0.77cm" svg:y="4.572cm" presentation:class="outline" presentation:user-transformed="true">
          <draw:text-box>
            <text:list text:style-name="L5">
              <text:list-header>
                <text:p/>
                <text:p><text:span text:style-name="T5">Major types:</text:span></text:p>
                <text:p/>
                <text:list>
                  <text:list-item>
                    <text:p><text:span text:style-name="T6">0: Unsigned integers [done]</text:span></text:p>
                  </text:list-item>
                  <text:list-item>
                    <text:p><text:span text:style-name="T6">1: Negative integers [done]</text:span></text:p>
                  </text:list-item>
                  <text:list-item>
                    <text:p><text:span text:style-name="T6">2: Byte strings [done]</text:span></text:p>
                  </text:list-item>
                  <text:list-item>
                    <text:p><text:span text:style-name="T7">3: Unicode strings [just completed]</text:span></text:p>
                  </text:list-item>
                  <text:list-item>
                    <text:p><text:span text:style-name="T7">4: Arrays of data items [just completed]</text:span></text:p>
                  </text:list-item>
                  <text:list-item>
                    <text:p><text:span text:style-name="T8">5: Maps of pairs of data items</text:span></text:p>
                  </text:list-item>
                  <text:list-item>
                    <text:p><text:span text:style-name="T8">6: Optional semantic tagging of other major types</text:span></text:p>
                  </text:list-item>
                  <text:list-item>
                    <text:p><text:span text:style-name="T7">7: Floats and simple values [just completed]</text:span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Test against different implementation</text:p>
          </draw:text-box>
        </draw:frame>
        <draw:frame presentation:style-name="pr7" draw:layer="layout" svg:width="26.468cm" svg:height="15.309cm" svg:x="0.77cm" svg:y="4.572cm" presentation:class="outline" presentation:user-transformed="true">
          <draw:text-box>
            <text:p><text:span text:style-name="T9">Implementation used: Python implementation („Flynn package“) <text:s/>[1]</text:span></text:p>
            <text:list text:style-name="L5">
              <text:list-item>
                <text:list>
                  <text:list-header>
                    <text:p><text:span text:style-name="T9"/></text:p>
                  </text:list-header>
                </text:list>
              </text:list-item>
            </text:list>
            <text:p><text:span text:style-name="T9">Test case:</text:span></text:p>
            <text:list text:continue-numbering="true" text:style-name="L5">
              <text:list-item>
                <text:p><text:span text:style-name="T9">Serialize data with both our and their implementation</text:span></text:p>
              </text:list-item>
              <text:list-item>
                <text:p><text:span text:style-name="T9">Compare output</text:span></text:p>
              </text:list-item>
              <text:list-item>
                <text:p><text:span text:style-name="T9">Deserialize given output with both our and their implementation</text:span></text:p>
              </text:list-item>
              <text:list-item>
                <text:p><text:span text:style-name="T9">Compare output</text:span></text:p>
                <text:p><text:span text:style-name="T9"/></text:p>
              </text:list-item>
            </text:list>
            <text:p><text:span text:style-name="T9">Test outcome:</text:span></text:p>
            <text:list text:continue-numbering="true" text:style-name="L5">
              <text:list-item>
                <text:p><text:span text:style-name="T9">Works (mostly) for major type 0, 1, 2, 3</text:span><text:span text:style-name="T9"><text:line-break/></text:span><text:span text:style-name="T10">But</text:span><text:span text:style-name="T9">: Flynn package has problems deserializing CBOR with certain values</text:span></text:p>
              </text:list-item>
              <text:list-item>
                <text:p><text:span text:style-name="T9">→ </text:span><text:span text:style-name="T9">Comparison of serialization results yields correct results</text:span></text:p>
              </text:list-item>
            </text:list>
            <text:p><text:span text:style-name="T9"/></text:p>
            <text:p><text:span text:style-name="T9">[1] </text:span><text:span text:style-name="T9"><text:a xlink:href="https://github.com/fritz0705/flynn" xlink:type="simple">https://github.com/fritz0705/flynn</text:a></text:span></text:p>
            <text:list text:continue-numbering="true" text:style-name="L5">
              <text:list-header>
                <text:p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File structure: Changes</text:p>
          </draw:text-box>
        </draw:frame>
        <draw:frame presentation:style-name="pr8" draw:layer="layout" svg:width="26.468cm" svg:height="12.18cm" svg:x="0.77cm" svg:y="5.973cm" presentation:class="outline">
          <draw:text-box>
            <text:list text:style-name="L5">
              <text:list-header>
                <text:p/>
                <text:p/>
                <text:list>
                  <text:list-item>
                    <text:p>/sys/cbor/include/<text:span text:style-name="T4">cbor.h</text:span> (CBOR header)</text:p>
                    <text:p/>
                  </text:list-item>
                  <text:list-item>
                    <text:p>/sys/cbor/<text:span text:style-name="T4">cbor.c</text:span> (CBOR implementation)</text:p>
                    <text:p/>
                  </text:list-item>
                  <text:list-item>
                    <text:p><text:span text:style-name="T11">/tests/test_cbor/</text:span><text:span text:style-name="T12">main.c</text:span><text:span text:style-name="T11"> (CBOR tests location)</text:span> <text:s/><text:line-break/><text:tab/>→ /tests/unittests/tests-cbor/<text:span text:style-name="T4">tests-cbor.c</text:span><text:span text:style-name="T4"><text:line-break/></text:span><text:span text:style-name="T4"><text:line-break/></text:span><text:span text:style-name="T4"><text:tab/></text:span><text:span text:style-name="T4">(Now integrated in the unit testing infrastructure of RIOT)</text:span></text:p>
                  </text:list-item>
                </text:list>
              </text:list-header>
            </text:list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>
          <draw:text-box>
            <text:p>CBOR API: No real changes here</text:p>
          </draw:text-box>
        </draw:frame>
        <draw:frame presentation:style-name="pr8" draw:text-style-name="P2" draw:layer="layout" svg:width="26.468cm" svg:height="13.103cm" svg:x="0.71cm" svg:y="5.334cm" presentation:class="outline" presentation:user-transformed="true">
          <draw:text-box>
            <text:list text:style-name="L2">
              <text:list-item>
                <text:p><text:span text:style-name="T13"/></text:p>
              </text:list-item>
              <text:list-item>
                <text:p><text:span text:style-name="T13">cbor.h:</text:span></text:p>
              </text:list-item>
              <text:list-item>
                <text:p><text:span text:style-name="T13"/></text:p>
              </text:list-item>
              <text:list-item>
                <text:p><text:span text:style-name="T14">typedef struct cbor_stream_t</text:span></text:p>
              </text:list-item>
              <text:list-item>
                <text:p><text:span text:style-name="T14">{</text:span></text:p>
              </text:list-item>
              <text:list-item>
                <text:p><text:span text:style-name="T14"><text:s text:c="4"/></text:span><text:span text:style-name="T14">/// Array containing CBOR encoded data</text:span></text:p>
              </text:list-item>
              <text:list-item>
                <text:p><text:span text:style-name="T14"><text:s text:c="4"/></text:span><text:span text:style-name="T14">unsigned char* data;</text:span></text:p>
              </text:list-item>
              <text:list-item>
                <text:p><text:span text:style-name="T14"><text:s text:c="4"/></text:span><text:span text:style-name="T14">/// Size of the array</text:span></text:p>
              </text:list-item>
              <text:list-item>
                <text:p><text:span text:style-name="T14"><text:s text:c="4"/></text:span><text:span text:style-name="T14">size_t size;</text:span></text:p>
              </text:list-item>
              <text:list-item>
                <text:p><text:span text:style-name="T14"><text:s text:c="4"/></text:span><text:span text:style-name="T14">/// Index point to the next free byte</text:span></text:p>
              </text:list-item>
              <text:list-item>
                <text:p><text:span text:style-name="T14"><text:s text:c="4"/></text:span><text:span text:style-name="T14">size_t pos;</text:span></text:p>
              </text:list-item>
              <text:list-item>
                <text:p><text:span text:style-name="T14">} cbor_stream_t;</text:span></text:p>
              </text:list-item>
              <text:list-item>
                <text:p><text:span text:style-name="T15"/></text:p>
              </text:list-item>
              <text:list-item>
                <text:p><text:span text:style-name="T15">void cbor_serialize_int(cbor_stream_t* s, int val);</text:span></text:p>
              </text:list-item>
              <text:list-item>
                <text:p><text:span text:style-name="T15">size_t cbor_deserialize_int(cbor_stream_t* stream, size_t offset, int* val);</text:span></text:p>
              </text:list-item>
              <text:list-item>
                <text:p><text:span text:style-name="T15">//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>
          <draw:text-box>
            <text:p>Milestones</text:p>
          </draw:text-box>
        </draw:frame>
        <draw:frame presentation:style-name="pr8" draw:layer="layout" svg:width="26.468cm" svg:height="13.858cm" svg:x="0.77cm" svg:y="5.973cm" presentation:class="outline" presentation:user-transformed="true">
          <draw:text-box>
            <text:list text:style-name="L5">
              <text:list-item>
                <text:p><text:span text:style-name="T16">Milestone 1: May 13th</text:span></text:p>
                <text:list>
                  <text:list-item>
                    <text:p><text:span text:style-name="T17">Have a preliminary API for the CBOR library [done]</text:span></text:p>
                  </text:list-item>
                  <text:list-item>
                    <text:p><text:span text:style-name="T17">Implement the (de)serialization of at least one simple type [done]</text:span></text:p>
                  </text:list-item>
                  <text:list-item>
                    <text:p><text:span text:style-name="T17">Have test infrastructure that covers the (de)serialization part [done]</text:span></text:p>
                  </text:list-item>
                </text:list>
                <text:p/>
              </text:list-item>
              <text:list-item>
                <text:p><text:span text:style-name="T16">Milestone 2: June 17th</text:span></text:p>
                <text:list>
                  <text:list-item>
                    <text:p><text:span text:style-name="T17">Be able to (de)serialize all simple types [done]</text:span></text:p>
                    <text:p/>
                  </text:list-item>
                </text:list>
              </text:list-item>
              <text:list-item>
                <text:p><text:span text:style-name="T16">Milestone 3: July 1st</text:span></text:p>
                <text:list>
                  <text:list-item>
                    <text:p>Be able to (de)serialize all complex types [partly done already]</text:p>
                    <text:p/>
                  </text:list-item>
                </text:list>
              </text:list-item>
              <text:list-item>
                <text:p><text:span text:style-name="T16">Milestone 4: July 15th</text:span></text:p>
                <text:list>
                  <text:list-item>
                    <text:p>Delivery</text:p>
                  </text:list-item>
                </text:list>
              </text:list-item>
            </text:list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>
          <draw:text-box>
            <text:p>Schedule</text:p>
          </draw:text-box>
        </draw:frame>
        <draw:frame presentation:style-name="pr8" draw:layer="layout" svg:width="26.468cm" svg:height="12.18cm" svg:x="0.77cm" svg:y="5.973cm" presentation:class="outline" presentation:user-transformed="true">
          <draw:text-box>
            <text:list text:style-name="L2">
              <text:list-item>
                <text:p>We're on time with our schedule.</text:p>
              </text:list-item>
              <text:list-item>
                <text:p/>
              </text:list-item>
              <text:list-item>
                <text:p>Next Task: Work towards Milestone 3:</text:p>
              </text:list-item>
            </text:list>
            <text:list text:style-name="L4">
              <text:list-item>
                <text:p>Add more test code for validating input/output of our CBOR implementation</text:p>
              </text:list-item>
              <text:list-item>
                <text:p><text:span text:style-name="T4">Support for major type 5 (map of pairs of data items)</text:span><text:span text:style-name="T4"><text:line-break/></text:span><text:span text:style-name="T4">(most time will be spent here)</text:span></text:p>
              </text:list-item>
              <text:list-item>
                <text:p>Optionally: Investigate supporting „Optional Tagging of Items“<text:line-break/>(if time permit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>
          <draw:text-box>
            <text:p>CBOR: Demonstration</text:p>
          </draw:text-box>
        </draw:frame>
        <draw:frame presentation:style-name="pr8" draw:layer="layout" svg:width="26.468cm" svg:height="12.18cm" svg:x="0.77cm" svg:y="5.973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 text:style-name="P3">Code demonst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Arial3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Fett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adornments="Fet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U1-background" style:family="presentation">
      <style:graphic-properties draw:stroke="none" draw:fill="none"/>
      <style:text-properties style:letter-kerning="true"/>
    </style:style>
    <style:style style:name="FU1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style:font-name="Arial2" fo:font-family="Arial" style:font-style-name="Fett" style:font-family-generic="swiss" style:font-pitch="variable" fo:font-size="10pt" fo:font-weight="bold" style:letter-kerning="true"/>
    </style:style>
    <style:style style:name="FU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U1-outline1" style:family="presentation">
      <style:graphic-properties draw:stroke="none" draw:fill="none">
        <text:list-style style:name="FU1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9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outline2" style:family="presentation" style:parent-style-name="FU1-outline1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8pt" style:font-size-complex="28pt"/>
    </style:style>
    <style:style style:name="FU1-outline3" style:family="presentation" style:parent-style-name="FU1-outline2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4pt" style:font-size-complex="24pt"/>
    </style:style>
    <style:style style:name="FU1-outline4" style:family="presentation" style:parent-style-name="FU1-outline3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5" style:family="presentation" style:parent-style-name="FU1-outline4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6" style:family="presentation" style:parent-style-name="FU1-outline5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7" style:family="presentation" style:parent-style-name="FU1-outline6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8" style:family="presentation" style:parent-style-name="FU1-outline7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9" style:family="presentation" style:parent-style-name="FU1-outline8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subtitle" style:family="presentation">
      <style:graphic-properties draw:stroke="none" draw:fill="none" draw:textarea-vertical-align="middle">
        <text:list-style style:name="FU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title" style:family="presentation">
      <style:graphic-properties draw:stroke="none" draw:fill="none" draw:fill-image-width="0cm" draw:fill-image-height="0cm" draw:textarea-horizontal-align="left" draw:textarea-vertical-align="top">
        <text:list-style style:name="FU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style:text-line-through-type="none" style:font-name="Arial" fo:font-family="Arial" style:font-family-generic="roman" style:font-pitch="variable" fo:font-size="39.7000007629394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1.075cm" fo:min-width="5.83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U1-backgroundobjects">
      <style:graphic-properties draw:stroke="none" draw:fill="none" draw:fill-color="#ffffff" draw:auto-grow-height="false" fo:min-height="0.641cm"/>
    </style:style>
    <style:style style:name="Mpr5" style:family="presentation" style:parent-style-name="FU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U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top="0.21cm" fo:margin-bottom="0cm" fo:line-height="65%">
        <style:tab-stops/>
      </style:paragraph-properties>
    </style:style>
    <style:style style:name="MP7" style:family="paragraph">
      <style:paragraph-properties fo:margin-top="0.21cm" fo:margin-bottom="0cm" fo:line-height="65%">
        <style:tab-stops/>
      </style:paragraph-properties>
      <style:text-properties fo:color="#5f5f5f" fo:font-size="11.1000003814697pt" fo:font-weight="bold" style:font-size-asian="18pt" style:font-size-complex="18pt"/>
    </style:style>
    <style:style style:name="MP8" style:family="paragraph">
      <style:paragraph-properties fo:text-align="start"/>
      <style:text-properties style:font-size-asian="14pt" style:font-size-complex="14pt"/>
    </style:style>
    <style:style style:name="MP9" style:family="paragraph">
      <style:paragraph-properties fo:text-align="center"/>
      <style:text-properties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U1" style:page-layout-name="PM1" draw:style-name="Mdp1">
      <office:forms form:automatic-focus="false" form:apply-design-mode="false"/>
      <draw:frame presentation:style-name="FU1-title" draw:layer="backgroundobjects" svg:width="26.468cm" svg:height="1.894cm" svg:x="0.77cm" svg:y="2.494cm" presentation:class="title" presentation:placeholder="true">
        <draw:text-box/>
      </draw:frame>
      <draw:frame presentation:style-name="FU1-outline1" draw:layer="backgroundobjects" svg:width="26.468cm" svg:height="12.18cm" svg:x="0.77cm" svg:y="5.973cm" presentation:class="outline" presentation:placeholder="true">
        <draw:text-box/>
      </draw:frame>
      <draw:custom-shape draw:name="Rectangle 13" draw:style-name="Mgr3" draw:text-style-name="MP4" draw:layer="backgroundobjects" svg:width="28cm" svg:height="0.589cm" svg:x="0.001cm" svg:y="20.41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6.625cm" svg:height="1.753cm" svg:x="20.647cm" svg:y="0.44cm">
        <draw:image xlink:href="Pictures/10000000000007D8000002135E99615D.png" xlink:type="simple" xlink:show="embed" xlink:actuate="onLoad">
          <text:p/>
        </draw:image>
      </draw:frame>
      <draw:frame draw:style-name="Mgr5" draw:text-style-name="MP7" draw:layer="backgroundobjects" svg:width="6.335cm" svg:height="1.585cm" svg:x="0.771cm" svg:y="0.903cm">
        <draw:text-box>
          <text:p text:style-name="MP6"><text:span text:style-name="MT2">SWP Telematics</text:span></text:p>
          <text:p text:style-name="MP6"><text:span text:style-name="MT2">Informatik, Freie Universität Berlin</text:span></text:p>
          <text:p text:style-name="MP6"><text:span text:style-name="MT2"/></text:p>
        </draw:text-box>
      </draw:frame>
      <draw:frame presentation:style-name="Mpr4" draw:text-style-name="MP9" draw:layer="backgroundobjects" svg:width="18.31cm" svg:height="0.706cm" svg:x="0.77cm" svg:y="20.304cm" presentation:class="footer">
        <draw:text-box>
          <text:p text:style-name="MP8"><text:span text:style-name="MT3">Implementation of CBOR for RIOT</text:span></text:p>
        </draw:text-box>
      </draw:frame>
      <presentation:notes style:page-layout-name="PM2">
        <office:forms form:automatic-focus="false" form:apply-design-mode="false"/>
        <draw:page-thumbnail presentation:style-name="FU1-title" draw:layer="backgroundobjects" svg:width="14.848cm" svg:height="11.136cm" svg:x="3.075cm" svg:y="2.257cm" presentation:class="page"/>
        <draw:frame presentation:style-name="FU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9T12:03:32.126899521</meta:creation-date>
    <dc:date>2014-06-17T14:48:27.578397028</dc:date>
    <meta:editing-duration>PT7H35M38S</meta:editing-duration>
    <meta:editing-cycles>136</meta:editing-cycles>
    <meta:generator>LibreOffice/4.2.3.3$Linux_X86_64 LibreOffice_project/420m0$Build-3</meta:generator>
    <meta:document-statistic meta:object-count="69"/>
  </office:meta>
</office:document-meta>
</file>